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weight="bold" style:font-weight-asian="bold" style:font-weight-complex="bold"/>
    </style:style>
    <style:style style:name="P2" style:family="paragraph" style:parent-style-name="Text_20_body" style:list-style-name="L1">
      <style:text-properties fo:font-weight="bold" officeooo:rsid="001b8620" officeooo:paragraph-rsid="001b8620" style:font-weight-asian="bold" style:font-weight-complex="bold"/>
    </style:style>
    <style:style style:name="P3" style:family="paragraph" style:parent-style-name="Text_20_body">
      <style:text-properties fo:font-weight="normal" officeooo:rsid="001b8620" officeooo:paragraph-rsid="001b8620" style:font-weight-asian="normal" style:font-weight-complex="normal"/>
    </style:style>
    <style:style style:name="P4" style:family="paragraph" style:parent-style-name="Text_20_body">
      <style:text-properties fo:font-weight="normal" officeooo:rsid="0020b9cf" officeooo:paragraph-rsid="0020b9cf" style:font-weight-asian="normal" style:font-weight-complex="normal"/>
    </style:style>
    <style:style style:name="P5" style:family="paragraph" style:parent-style-name="Text_20_body">
      <style:text-properties fo:font-weight="normal" officeooo:rsid="0022a652" officeooo:paragraph-rsid="0022a652" style:font-weight-asian="normal" style:font-weight-complex="normal"/>
    </style:style>
    <style:style style:name="P6" style:family="paragraph" style:parent-style-name="Text_20_body">
      <style:text-properties fo:font-weight="normal" officeooo:rsid="0023c5ca" officeooo:paragraph-rsid="0023c5ca" style:font-weight-asian="normal" style:font-weight-complex="normal"/>
    </style:style>
    <style:style style:name="P7" style:family="paragraph" style:parent-style-name="Text_20_body">
      <style:text-properties fo:font-style="italic" fo:font-weight="normal" officeooo:rsid="001c5eff" officeooo:paragraph-rsid="001c5eff" style:font-style-asian="italic" style:font-weight-asian="normal" style:font-style-complex="italic" style:font-weight-complex="normal"/>
    </style:style>
    <style:style style:name="P8" style:family="paragraph" style:parent-style-name="Text_20_body">
      <style:text-properties fo:font-style="italic" fo:font-weight="normal" officeooo:rsid="001ca860" officeooo:paragraph-rsid="001ca860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8620" style:font-style-asian="italic" style:font-style-complex="italic"/>
    </style:style>
    <style:style style:name="T3" style:family="text">
      <style:text-properties fo:font-style="italic" officeooo:rsid="001ddf24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b8620" style:font-style-asian="normal" style:font-style-complex="normal"/>
    </style:style>
    <style:style style:name="T6" style:family="text">
      <style:text-properties fo:font-style="normal" officeooo:rsid="001d9caa" style:font-style-asian="normal" style:font-style-complex="normal"/>
    </style:style>
    <style:style style:name="T7" style:family="text">
      <style:text-properties fo:font-style="normal" officeooo:rsid="001efab3" style:font-style-asian="normal" style:font-style-complex="normal"/>
    </style:style>
    <style:style style:name="T8" style:family="text">
      <style:text-properties style:text-position="sub 58%" fo:font-style="italic" officeooo:rsid="001ddf24" style:font-style-asian="italic" style:font-style-complex="italic"/>
    </style:style>
    <style:style style:name="T9" style:family="text">
      <style:text-properties style:text-position="sub 58%" fo:font-style="italic" officeooo:rsid="001efab3" style:font-style-asian="italic" style:font-style-complex="italic"/>
    </style:style>
    <style:style style:name="T10" style:family="text">
      <style:text-properties style:text-position="sub 58%" fo:font-style="italic" officeooo:rsid="0025ce24" style:font-style-asian="italic" style:font-style-complex="italic"/>
    </style:style>
    <style:style style:name="T11" style:family="text">
      <style:text-properties style:text-position="sub 58%" fo:font-style="normal" style:font-style-asian="normal" style:font-style-complex="normal"/>
    </style:style>
    <style:style style:name="T12" style:family="text">
      <style:text-properties style:text-position="0% 100%" fo:font-style="normal" style:font-style-asian="normal" style:font-style-complex="normal"/>
    </style:style>
    <style:style style:name="T13" style:family="text">
      <style:text-properties style:text-position="0% 100%" fo:font-style="normal" officeooo:rsid="0025ce24" style:font-style-asian="normal" style:font-style-complex="normal"/>
    </style:style>
    <style:style style:name="T14" style:family="text">
      <style:text-properties style:text-position="0% 100%" fo:font-style="italic" style:font-style-asian="italic" style:font-style-complex="italic"/>
    </style:style>
    <style:style style:name="T15" style:family="text">
      <style:text-properties style:text-position="0% 100%" fo:font-style="italic" officeooo:rsid="001efab3" style:font-style-asian="italic" style:font-style-complex="italic"/>
    </style:style>
    <style:style style:name="T16" style:family="text">
      <style:text-properties style:text-position="0% 100%" fo:font-style="italic" officeooo:rsid="0025ce24" style:font-style-asian="italic" style:font-style-complex="italic"/>
    </style:style>
    <style:style style:name="T17" style:family="text">
      <style:text-properties style:text-position="super 58%"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22888908" text:style-name="L1">
        <text:list-item>
          <text:p text:style-name="P1">Что такое <text:span text:style-name="T2">p-n</text:span><text:span text:style-name="T5"> переход? Какими свойствами он обладает? В чем заключается процесс инжекции неосновных носителей тока в полупроводниках?</text:span></text:p>
        </text:list-item>
      </text:list>
      <text:p text:style-name="P7">P-n<text:span text:style-name="T4">-переход или электронно-дырочный переход — область соприкосновения двух полупроводников с разными типами проводимости — дырочной и электронной.</text:span></text:p>
      <text:p text:style-name="P8">P-n<text:span text:style-name="T4">-переход обладает следующими свойствами: образуется запирающий слой, образованный зарядами ионов примеси; направление внешнего поля (источника) совпадает с направлением контактного поля; </text:span><text:span text:style-name="T6">пямое включение.</text:span></text:p>
      <text:p text:style-name="Text_20_body">Пусть на <text:span text:style-name="T1">р-n-</text:span>переход в момент времени <text:span text:style-name="T1">t = 0</text:span> подан импульс прямого напряжения, длящийся время <text:span text:style-name="T1">t</text:span><text:span text:style-name="T8">0</text:span>, намного меньшее, чем <text:span text:style-name="T1">τ</text:span><text:span text:style-name="T8">p</text:span> и <text:span text:style-name="T1">τ</text:span><text:span text:style-name="T8">n</text:span>. А при <text:span text:style-name="T1">t = </text:span><text:span text:style-name="T3">t</text:span><text:span text:style-name="T8">0</text:span>, напряжение вновь скачком падает до нуля. Процесс рекомбинации происходит не мгновенно, поэтому у границы <text:span text:style-name="T1">р-n-</text:span>перехода за время импульса происходит как бы «впрыскивание» дырок в приграничный слой <text:span text:style-name="T1">n-</text:span>полупроводника, а электронов – в приграничный слой n- полупроводника. Это явление получило название инжекции носителей.</text:p>
      <text:list xml:id="list235406693459479" text:continue-numbering="true" text:style-name="L1">
        <text:list-item>
          <text:p text:style-name="P2"><text:span text:style-name="T4">Почему уменьшается концентрация неосновных носителей при удалении от границы </text:span><text:span text:style-name="T1">p-n</text:span><text:span text:style-name="T4"> перехода?</text:span></text:p>
        </text:list-item>
        <text:list-item>
          <text:p text:style-name="P2"><text:span text:style-name="T4">Что называется временем жизни и диффузионной длиной пробега носителей тока в полупроводниках?</text:span></text:p>
        </text:list-item>
      </text:list>
      <text:p text:style-name="P6"><text:span text:style-name="T4">Время жизни неосновных носителей </text:span><text:span text:style-name="T1">τ</text:span><text:span text:style-name="T4">, определяемое как среднее время, прошедшее от появления заряда в полупроводнике до его рекомбинации (исчезновения пары) с носителем заряда противоположного знака. Время жизни зависит от концентрации примесей в полупроводнике и для разных образцов лежит в широких пределах </text:span><text:span text:style-name="T1">τ = 10</text:span><text:span text:style-name="T17">-</text:span><text:span text:style-name="T14">8 — 10</text:span><text:span text:style-name="T17">-4</text:span><text:span text:style-name="T12">с.</text:span></text:p>
      <text:p text:style-name="P6"><text:span text:style-name="T12">Из соотношения (3.4) видно, что при </text:span><text:span text:style-name="T14">t = τ</text:span><text:span text:style-name="T16">*(N/N</text:span><text:span text:style-name="T10">0</text:span><text:span text:style-name="T16">) = 1/e</text:span><text:span text:style-name="T13">, следовательно,</text:span><text:span text:style-name="T16"> </text:span><text:span text:style-name="T14">τ </text:span><text:span text:style-name="T12">можно определить и как время, спустя которое число неосновных </text:span><text:span text:style-name="T13">носителей при подаче короткого импульса напряжения уменьшается в </text:span><text:span text:style-name="T16">e</text:span><text:span text:style-name="T13"> раз. За это время носители успевают проникнуть вглубь полупроводника на расстояние </text:span><text:span text:style-name="T16">L</text:span><text:span text:style-name="T13">, называемое диффузионной длиной носителей.</text:span></text:p>
      <text:list xml:id="list235406202232406" text:continue-numbering="true" text:style-name="L1">
        <text:list-item>
          <text:p text:style-name="P2"><text:span text:style-name="T4">Каков принцип работы транзистора, включенного по схеме с общим эмиттером?</text:span></text:p>
        </text:list-item>
      </text:list>
      <text:p text:style-name="P3"><text:span text:style-name="T4">При включении транзистора в схему с общим эмиттером, усиливаемый сигнал от источника слабого переменного напряжения u подается в цепь между эмиттером и базой, а снимается с нагрузочного резистора </text:span><text:span text:style-name="T1">R</text:span><text:span text:style-name="T9">H</text:span><text:span text:style-name="T4">, включенного в цепь между эмиттером и коллектором. Поток электронов из эмиттера в базу будет регулироваться напряжением </text:span><text:span text:style-name="T1">U</text:span><text:span text:style-name="T9">эб</text:span><text:span text:style-name="T4"> на базе, равным </text:span><text:span text:style-name="T1">U</text:span><text:span text:style-name="T9">эб</text:span><text:span text:style-name="T1">= E</text:span><text:span text:style-name="T9">1</text:span><text:span text:style-name="T15"> </text:span><text:span text:style-name="T1">+ u</text:span><text:span text:style-name="T4">, которое будет изменять высоту потенциального барьера на эмиттерном </text:span><text:span text:style-name="T1">р-n-</text:span><text:span text:style-name="T4">переходе по сравнению со случаем </text:span><text:span text:style-name="T1">U</text:span><text:span text:style-name="T9">эб</text:span><text:span text:style-name="T1"> = 0</text:span><text:span text:style-name="T4">.</text:span></text:p>
      <text:list xml:id="list235406762838110" text:continue-numbering="true" text:style-name="L1">
        <text:list-item>
          <text:p text:style-name="P2"><text:span text:style-name="T4">Почему носители тока, перешедшие из эмиттера в базу, свободно переходят в цепь коллектора?</text:span></text:p>
        </text:list-item>
      </text:list>
      <text:p text:style-name="P3"><text:span text:style-name="T4">Основными носителями в эмиттере </text:span><text:span text:style-name="T1">n-р-n-</text:span><text:span text:style-name="T4">транзистора являются </text:span><text:span text:style-name="T7">э</text:span><text:span text:style-name="T4">лектроны. Так как эмиттерный </text:span><text:span text:style-name="T1">р-n-</text:span><text:span text:style-name="T4">переход включен в прямом направлении, то потенциальный барьер для электронов, совершающих переход эмиттер – база, снижается, что приводит к инжекции электронов из эмиттера в базу (</text:span><text:span text:style-name="T1">р-</text:span><text:span text:style-name="T4">область).</text:span></text:p>
      <text:list xml:id="list235407195286195" text:continue-numbering="true" text:style-name="L1">
        <text:list-item>
          <text:p text:style-name="P2"><text:span text:style-name="T4">Почему транзистор может служить усилителем по напряжению?</text:span></text:p>
        </text:list-item>
      </text:list>
      <text:p text:style-name="P4"><text:span text:style-name="T4">В схеме включения транзистора с общим эмиттером достигается усиление по току.</text:span></text:p>
      <text:list xml:id="list235408046614501" text:continue-numbering="true" text:style-name="L1">
        <text:list-item>
          <text:p text:style-name="P2"><text:span text:style-name="T4">Как определяется коэффициент усиления по току?</text:span></text:p>
        </text:list-item>
      </text:list>
      <text:p text:style-name="P5"><text:span text:style-name="T4">Отношение изменения коллекторного тока к изменению тока базы при постоянном напряжении на коллекторе </text:span><text:span text:style-name="T1">U</text:span><text:span text:style-name="T11">эк</text:span><text:span text:style-name="T12"> называется коэффициентом усиления по току с общим эмиттеро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language="ru" fo:country="RU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23:03:40.771820183</meta:creation-date>
    <dc:date>2020-03-03T23:51:54.902443490</dc:date>
    <meta:editing-duration>PT48M8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417" meta:character-count="3048" meta:non-whitespace-character-count="2649"/>
  </office:meta>
</office:document-meta>
</file>